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49" style:family="table-column">
      <style:table-column-properties fo:break-before="auto" style:column-width="2.3701in"/>
    </style:style>
    <style:style style:name="co50" style:family="table-column">
      <style:table-column-properties fo:break-before="auto" style:column-width="5.3091in"/>
    </style:style>
    <style:style style:name="co51" style:family="table-column">
      <style:table-column-properties fo:break-before="auto" style:column-width="1.289in"/>
    </style:style>
    <style:style style:name="co52" style:family="table-column">
      <style:table-column-properties fo:break-before="auto" style:column-width="1.628in"/>
    </style:style>
    <style:style style:name="co14" style:family="table-column">
      <style:table-column-properties fo:break-before="auto" style:column-width="2.6799in"/>
    </style:style>
    <style:style style:name="co15" style:family="table-column">
      <style:table-column-properties fo:break-before="auto" style:column-width="4.4134in"/>
    </style:style>
    <style:style style:name="co16" style:family="table-column">
      <style:table-column-properties fo:break-before="auto" style:column-width="1.0811in"/>
    </style:style>
    <style:style style:name="co17" style:family="table-column">
      <style:table-column-properties fo:break-before="auto" style:column-width="1.7807in"/>
    </style:style>
    <style:style style:name="co18" style:family="table-column">
      <style:table-column-properties fo:break-before="auto" style:column-width="1.3437in"/>
    </style:style>
    <style:style style:name="co19" style:family="table-column">
      <style:table-column-properties fo:break-before="auto" style:column-width="4.4571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2" style:family="table-column">
      <style:table-column-properties fo:break-before="auto" style:column-width="1.7146in"/>
    </style:style>
    <style:style style:name="co43" style:family="table-column">
      <style:table-column-properties fo:break-before="auto" style:column-width="2.7091in"/>
    </style:style>
    <style:style style:name="co44" style:family="table-column">
      <style:table-column-properties fo:break-before="auto" style:column-width="4.6646in"/>
    </style:style>
    <style:style style:name="co45" style:family="table-column">
      <style:table-column-properties fo:break-before="auto" style:column-width="2.0209in"/>
    </style:style>
    <style:style style:name="co46" style:family="table-column">
      <style:table-column-properties fo:break-before="auto" style:column-width="0.939in"/>
    </style:style>
    <style:style style:name="co47" style:family="table-column">
      <style:table-column-properties fo:break-before="auto" style:column-width="0.972in"/>
    </style:style>
    <style:style style:name="co48" style:family="table-column">
      <style:table-column-properties fo:break-before="auto" style:column-width="2.4138in"/>
    </style:style>
    <style:style style:name="co53" style:family="table-column">
      <style:table-column-properties fo:break-before="auto" style:column-width="2.2634in"/>
    </style:style>
    <style:style style:name="ro1"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16"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2" style:family="table-row">
      <style:table-row-properties style:row-height="0.1862in" fo:break-before="auto" style:use-optimal-row-height="true"/>
    </style:style>
    <style:style style:name="ro6" style:family="table-row">
      <style:table-row-properties style:row-height="1.6783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5" style:family="table-row">
      <style:table-row-properties style:row-height="0.3591in" fo:break-before="auto" style:use-optimal-row-height="true"/>
    </style:style>
    <style:style style:name="ro17" style:family="table-row">
      <style:table-row-properties style:row-height="0.3866in" fo:break-before="auto" style:use-optimal-row-height="true"/>
    </style:style>
    <style:style style:name="ro18" style:family="table-row">
      <style:table-row-properties style:row-height="0.2071in" fo:break-before="auto" style:use-optimal-row-height="true"/>
    </style:style>
    <style:style style:name="ro19" style:family="table-row">
      <style:table-row-properties style:row-height="0.5661in" fo:break-before="auto" style:use-optimal-row-height="true"/>
    </style:style>
    <style:style style:name="ro20" style:family="table-row">
      <style:table-row-properties style:row-height="0.7457in" fo:break-before="auto" style:use-optimal-row-height="true"/>
    </style:style>
    <style:style style:name="ro21" style:family="table-row">
      <style:table-row-properties style:row-height="1.2846in" fo:break-before="auto" style:use-optimal-row-height="true"/>
    </style:style>
    <style:style style:name="ro22" style:family="table-row">
      <style:table-row-properties style:row-height="0.9256in" fo:break-before="auto" style:use-optimal-row-height="true"/>
    </style:style>
    <style:style style:name="ro23" style:family="table-row">
      <style:table-row-properties style:row-height="1.4646in" fo:break-before="auto" style:use-optimal-row-height="true"/>
    </style:style>
    <style:style style:name="ro24" style:family="table-row">
      <style:table-row-properties style:row-height="1.6445in" fo:break-before="auto" style:use-optimal-row-height="true"/>
    </style:style>
    <style:style style:name="ro25" style:family="table-row">
      <style:table-row-properties style:row-height="1.105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4"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5"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6" style:family="table-cell" style:parent-style-name="Default">
      <style:table-cell-properties fo:background-color="#ccffcc" style:text-align-source="fix" style:repeat-content="false" fo:wrap-option="wrap" style:vertical-align="top"/>
      <style:paragraph-properties fo:text-align="start"/>
    </style:style>
    <style:style style:name="ce7" style:family="table-cell" style:parent-style-name="Default">
      <style:table-cell-properties fo:background-color="#ff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11" style:family="table-cell" style:parent-style-name="Default">
      <style:table-cell-properties style:text-align-source="fix" style:repeat-content="false" fo:wrap-option="wrap" style:vertical-align="top"/>
      <style:paragraph-properties fo:text-align="start"/>
      <style:text-properties fo:color="#ff0000"/>
    </style:style>
    <style:style style:name="ce1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3" style:family="table-cell" style:parent-style-name="Pivot_20_Table_20_Field">
      <style:table-cell-properties fo:border-bottom="0.0138in solid #000000" fo:border-left="0.028in solid #000000" fo:border-right="0.0138in solid #000000" fo:border-top="0.028in solid #000000"/>
    </style:style>
    <style:style style:name="ce14" style:family="table-cell" style:parent-style-name="Pivot_20_Table_20_Category">
      <style:table-cell-properties fo:border-bottom="none" fo:border-left="0.028in solid #000000" fo:border-right="0.0138in solid #000000" fo:border-top="0.0138in solid #000000"/>
    </style:style>
    <style:style style:name="ce15" style:family="table-cell" style:parent-style-name="Pivot_20_Table_20_Category">
      <style:table-cell-properties fo:border-bottom="none" fo:border-left="0.028in solid #000000" fo:border-right="0.0138in solid #000000" fo:border-top="none"/>
    </style:style>
    <style:style style:name="ce16" style:family="table-cell" style:parent-style-name="Pivot_20_Table_20_Title">
      <style:table-cell-properties fo:border-bottom="0.028in solid #000000" fo:border-left="0.028in solid #000000" fo:border-right="0.0138in solid #000000" fo:border-top="0.0138in solid #000000"/>
    </style:style>
    <style:style style:name="ce17" style:family="table-cell" style:parent-style-name="Pivot_20_Table_20_Corner">
      <style:table-cell-properties fo:border-bottom="0.0138in solid #000000" fo:border-left="0.0138in solid #000000" fo:border-right="0.028in solid #000000" fo:border-top="0.028in solid #000000"/>
    </style:style>
    <style:style style:name="ce21" style:family="table-cell" style:parent-style-name="Pivot_20_Table_20_Value">
      <style:table-cell-properties fo:border-bottom="none" fo:border-left="0.0138in solid #000000" fo:border-right="0.028in solid #000000" fo:border-top="0.0138in solid #000000"/>
    </style:style>
    <style:style style:name="ce22" style:family="table-cell" style:parent-style-name="Pivot_20_Table_20_Value">
      <style:table-cell-properties fo:border-bottom="none" fo:border-left="0.0138in solid #000000" fo:border-right="0.028in solid #000000" fo:border-top="none"/>
    </style:style>
    <style:style style:name="ce23" style:family="table-cell" style:parent-style-name="Pivot_20_Table_20_Value">
      <style:table-cell-properties fo:border-bottom="0.0138in solid #000000" fo:border-left="0.0138in solid #000000" fo:border-right="0.028in solid #000000" fo:border-top="none"/>
    </style:style>
    <style:style style:name="ce24"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2" table:default-cell-style-name="ce1"/>
        <table:table-column table:style-name="co43" table:default-cell-style-name="ce1"/>
        <table:table-column table:style-name="co44" table:default-cell-style-name="ce1"/>
        <table:table-column table:style-name="co1" table:number-columns-repeated="1020"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3">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3">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3">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3">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3">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3">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3">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3">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3">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3">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3">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3">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3">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3">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3">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3">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3">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3">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3">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3">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3">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3">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3">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3">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3">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3">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3">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3">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3">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3" table:number-rows-repeated="1048543">
          <table:table-cell table:number-columns-repeated="1024"/>
        </table:table-row>
        <table:table-row table:style-name="ro3">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2" table:default-cell-style-name="ce1"/>
        <table:table-column table:style-name="co45" table:default-cell-style-name="ce1"/>
        <table:table-column table:style-name="co1" table:default-cell-style-name="ce1"/>
        <table:table-column table:style-name="co46" table:default-cell-style-name="ce1"/>
        <table:table-column table:style-name="co47" table:default-cell-style-name="ce1"/>
        <table:table-column table:style-name="co1" table:default-cell-style-name="ce1"/>
        <table:table-column table:style-name="co48" table:default-cell-style-name="ce1"/>
        <table:table-column table:style-name="co1" table:number-columns-repeated="1015"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3">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3">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3">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6">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3">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3">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6">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3">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3">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3">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3">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3">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3">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3">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3">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3">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3">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3">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3">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11" office:value-type="string">
            <text:p>where the fuck is this saved?</text:p>
          </table:table-cell>
          <table:table-cell table:number-columns-repeated="1015"/>
        </table:table-row>
        <table:table-row table:style-name="ro3">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3">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3">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3">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3">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3">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3">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3">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3">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3">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3">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3">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3">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3" table:number-rows-repeated="1048413">
          <table:table-cell table:number-columns-repeated="1024"/>
        </table:table-row>
        <table:table-row table:style-name="ro3">
          <table:table-cell table:number-columns-repeated="1024"/>
        </table:table-row>
      </table:table>
      <table:table table:name="New_functionalities" table:style-name="ta1" table:print="false">
        <table:table-column table:style-name="co1" table:default-cell-style-name="ce1"/>
        <table:table-column table:style-name="co49" table:default-cell-style-name="ce1"/>
        <table:table-column table:style-name="co50" table:default-cell-style-name="ce1"/>
        <table:table-column table:style-name="co1" table:default-cell-style-name="ce1"/>
        <table:table-column table:style-name="co51" table:default-cell-style-name="ce1"/>
        <table:table-column table:style-name="co52" table:default-cell-style-name="ce1"/>
        <table:table-column table:style-name="co1" table:number-columns-repeated="1018" table:default-cell-style-name="ce1"/>
        <table:table-row table:style-name="ro1" table:number-rows-repeated="2">
          <table:table-cell table:number-columns-repeated="1024"/>
        </table:table-row>
        <table:table-row table:style-name="ro3">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3">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6">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3">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3">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3">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6">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3">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6">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6">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6">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3">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6">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6">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3">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number-rows-repeated="1048554">
          <table:table-cell table:number-columns-repeated="1024"/>
        </table:table-row>
        <table:table-row table:style-name="ro3">
          <table:table-cell table:number-columns-repeated="1024"/>
        </table:table-row>
      </table:table>
      <table:table table:name="closed_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1016"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4" office:value-type="float" office:value="1">
            <text:p>1</text:p>
          </table:table-cell>
          <table:table-cell table:style-name="ce4" office:value-type="string">
            <text:p>Generic</text:p>
          </table:table-cell>
          <table:table-cell table:style-name="ce4" office:value-type="string">
            <text:p>Remove the number fields with appending .00 always scripts</text:p>
            <text:p>Also append INR before the text box control</text:p>
          </table:table-cell>
          <table:table-cell table:style-name="ce7" office:value-type="string">
            <text:p>P0</text:p>
          </table:table-cell>
          <table:table-cell table:style-name="ce7" office:value-type="float" office:value="2">
            <text:p>2</text:p>
          </table:table-cell>
          <table:table-cell table:style-name="ce7" office:value-type="float" office:value="0.7">
            <text:p>0.7</text:p>
          </table:table-cell>
          <table:table-cell table:style-name="ce7" office:value-type="string">
            <text:p>Partial</text:p>
          </table:table-cell>
          <table:table-cell table:style-name="ce7" office:value-type="string">
            <text:p>The SKU creation screen is not responding to the JS changes – P3</text:p>
          </table:table-cell>
          <table:table-cell table:number-columns-repeated="1016"/>
        </table:table-row>
        <table:table-row table:style-name="ro2">
          <table:table-cell table:style-name="ce4" office:value-type="float" office:value="2">
            <text:p>2</text:p>
          </table:table-cell>
          <table:table-cell table:style-name="ce4" office:value-type="string">
            <text:p>Generic</text:p>
          </table:table-cell>
          <table:table-cell table:style-name="ce4" office:value-type="string">
            <text:p>Display the mandatory field indicator</text:p>
          </table:table-cell>
          <table:table-cell table:style-name="ce7" office:value-type="string">
            <text:p>P0</text:p>
          </table:table-cell>
          <table:table-cell table:style-name="ce7" office:value-type="float" office:value="3">
            <text:p>3</text:p>
          </table:table-cell>
          <table:table-cell table:style-name="ce7" office:value-type="float" office:value="0.7">
            <text:p>0.7</text:p>
          </table:table-cell>
          <table:table-cell table:style-name="ce7" office:value-type="string">
            <text:p>Partial</text:p>
          </table:table-cell>
          <table:table-cell table:style-name="ce7" office:value-type="string">
            <text:p>The Style/SKU screen validations are needed – P3</text:p>
          </table:table-cell>
          <table:table-cell table:number-columns-repeated="1016"/>
        </table:table-row>
        <table:table-row table:style-name="ro2">
          <table:table-cell table:style-name="ce5" office:value-type="float" office:value="3">
            <text:p>3</text:p>
          </table:table-cell>
          <table:table-cell table:style-name="ce6" office:value-type="string">
            <text:p>Sale Screen – Item</text:p>
          </table:table-cell>
          <table:table-cell table:style-name="ce6" office:value-type="string">
            <text:p>Show the arrow keyboard selection for the item listing</text:p>
          </table:table-cell>
          <table:table-cell table:style-name="ce6" office:value-type="string">
            <text:p>P0.1</text:p>
          </table:table-cell>
          <table:table-cell table:style-name="ce6" office:value-type="float" office:value="1">
            <text:p>1</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3">
          <table:table-cell table:style-name="ce5" office:value-type="float" office:value="4">
            <text:p>4</text:p>
          </table:table-cell>
          <table:table-cell table:style-name="ce6" office:value-type="string">
            <text:p>Create Purchase Order</text:p>
          </table:table-cell>
          <table:table-cell table:style-name="ce6" office:value-type="string">
            <text:p>The supplier list should be accessible using keyboard arrows and should show the selected item selection in the auto complete list</text:p>
          </table:table-cell>
          <table:table-cell table:style-name="ce6" office:value-type="string">
            <text:p>P0.1</text:p>
          </table:table-cell>
          <table:table-cell table:style-name="ce6" office:value-type="float" office:value="0.5">
            <text:p>0.5</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2">
          <table:table-cell table:style-name="ce5" office:value-type="float" office:value="5">
            <text:p>5</text:p>
          </table:table-cell>
          <table:table-cell table:style-name="ce6" office:value-type="string">
            <text:p>Receive Purchase Order</text:p>
          </table:table-cell>
          <table:table-cell table:style-name="ce6" office:value-type="string">
            <text:p>This should increase the stock quantity up as well</text:p>
          </table:table-cell>
          <table:table-cell table:style-name="ce6" office:value-type="string">
            <text:p>P0.11</text:p>
          </table:table-cell>
          <table:table-cell table:style-name="ce6" office:value-type="float" office:value="0.5">
            <text:p>0.5</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3">
          <table:table-cell table:style-name="ce5" office:value-type="float" office:value="6">
            <text:p>6</text:p>
          </table:table-cell>
          <table:table-cell table:style-name="ce6" office:value-type="string">
            <text:p>Add Price Event</text:p>
          </table:table-cell>
          <table:table-cell table:style-name="ce6" office:value-type="string">
            <text:p>The changed approved price is not reflecting, the price was supposed to be applied 2 hours ago.</text:p>
          </table:table-cell>
          <table:table-cell table:style-name="ce6" office:value-type="string">
            <text:p>P0.11</text:p>
          </table:table-cell>
          <table:table-cell table:style-name="ce6" office:value-type="float" office:value="1.5">
            <text:p>1.5</text:p>
          </table:table-cell>
          <table:table-cell table:style-name="ce6" office:value-type="float" office:value="0.25">
            <text:p>0.25</text:p>
          </table:table-cell>
          <table:table-cell table:style-name="ce6" office:value-type="string">
            <text:p>Completed</text:p>
          </table:table-cell>
          <table:table-cell table:number-columns-repeated="1017"/>
        </table:table-row>
        <table:table-row table:style-name="ro4">
          <table:table-cell table:style-name="ce5" office:value-type="float" office:value="7">
            <text:p>7</text:p>
          </table:table-cell>
          <table:table-cell table:style-name="ce6" office:value-type="string">
            <text:p>Edit Purchase Order</text:p>
          </table:table-cell>
          <table:table-cell table:style-name="ce6" office:value-type="string">
            <text:p>The item changed in case of only 1 item should not be added as another item record, it should replace the existing items</text:p>
            <text:p>Solution: create unique order item sequence for joining</text:p>
          </table:table-cell>
          <table:table-cell table:style-name="ce6" office:value-type="string">
            <text:p>P0.12</text:p>
          </table:table-cell>
          <table:table-cell table:style-name="ce6" office:value-type="float" office:value="1.25">
            <text:p>1.25</text:p>
          </table:table-cell>
          <table:table-cell table:style-name="ce6" office:value-type="float" office:value="0.9">
            <text:p>0.9</text:p>
          </table:table-cell>
          <table:table-cell table:style-name="ce6" office:value-type="string">
            <text:p>Completed</text:p>
          </table:table-cell>
          <table:table-cell table:number-columns-repeated="1017"/>
        </table:table-row>
        <table:table-row table:style-name="ro2">
          <table:table-cell table:style-name="ce4" office:value-type="float" office:value="8">
            <text:p>8</text:p>
          </table:table-cell>
          <table:table-cell table:style-name="ce7" office:value-type="string">
            <text:p>POS Txn Choice</text:p>
          </table:table-cell>
          <table:table-cell table:style-name="ce7" office:value-type="string">
            <text:p>Choose Txn type Sales/Return/Exchange</text:p>
          </table:table-cell>
          <table:table-cell table:style-name="ce7" office:value-type="string">
            <text:p>P1</text:p>
          </table:table-cell>
          <table:table-cell table:style-name="ce7" office:value-type="float" office:value="7">
            <text:p>7</text:p>
          </table:table-cell>
          <table:table-cell table:number-columns-repeated="1019"/>
        </table:table-row>
        <table:table-row table:style-name="ro6">
          <table:table-cell table:style-name="ce5" office:value-type="float" office:value="9">
            <text:p>9</text:p>
          </table:table-cell>
          <table:table-cell table:style-name="ce6" office:value-type="string">
            <text:p>Edit Supplier</text:p>
          </table:table-cell>
          <table:table-cell table:style-name="ce6"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6" office:value-type="string">
            <text:p>P1</text:p>
          </table:table-cell>
          <table:table-cell table:style-name="ce6" office:value-type="float" office:value="0.5">
            <text:p>0.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4">
          <table:table-cell table:style-name="ce5" office:value-type="float" office:value="10">
            <text:p>10</text:p>
          </table:table-cell>
          <table:table-cell table:style-name="ce6" office:value-type="string">
            <text:p>Edit Purchase Order</text:p>
          </table:table-cell>
          <table:table-cell table:style-name="ce6" office:value-type="string">
            <text:p>When the changes are saved, the action buttons were not displayed correctly</text:p>
            <text:p>Add the Purchase order management button as well</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2">
          <table:table-cell table:style-name="ce5" office:value-type="float" office:value="11">
            <text:p>11</text:p>
          </table:table-cell>
          <table:table-cell table:style-name="ce6" office:value-type="string">
            <text:p>Manage Price Event</text:p>
          </table:table-cell>
          <table:table-cell table:style-name="ce6" office:value-type="string">
            <text:p>The bulk Delete and approve fails, test the functionality and fix it</text:p>
          </table:table-cell>
          <table:table-cell table:style-name="ce6" office:value-type="string">
            <text:p>P1</text:p>
          </table:table-cell>
          <table:table-cell table:style-name="ce6" office:value-type="float" office:value="0.5">
            <text:p>0.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3">
          <table:table-cell table:style-name="ce5" office:value-type="float" office:value="12">
            <text:p>12</text:p>
          </table:table-cell>
          <table:table-cell table:style-name="ce6" office:value-type="string">
            <text:p>Create Inventory Adjustment</text:p>
          </table:table-cell>
          <table:table-cell table:style-name="ce6" office:value-type="string">
            <text:p>The change of saved item should not create a new record rather it should update the old item record</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3" table:number-rows-repeated="91">
          <table:table-cell table:style-name="Default" table:number-columns-repeated="6"/>
          <table:table-cell table:number-columns-repeated="1018"/>
        </table:table-row>
        <table:table-row table:style-name="ro3" table:number-rows-repeated="1048470">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3" table:default-cell-style-name="ce1"/>
        <table:table-column table:style-name="co53" table:default-cell-style-name="ce1"/>
        <table:table-column table:style-name="co1" table:number-columns-repeated="1012" table:default-cell-style-name="ce1"/>
        <table:table-row table:style-name="ro1">
          <table:table-cell table:number-columns-repeated="1024"/>
        </table:table-row>
        <table:table-row table:style-name="ro15">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17">
          <table:table-cell table:style-name="ce4" office:value-type="float" office:value="1">
            <text:p>1</text:p>
          </table:table-cell>
          <table:table-cell table:style-name="ce4" office:value-type="string">
            <text:p>Generic</text:p>
          </table:table-cell>
          <table:table-cell table:style-name="ce4" office:value-type="string">
            <text:p>Remove the number fields with appending .00 always scripts</text:p>
            <text:p>Also append INR before the text box control</text:p>
          </table:table-cell>
          <table:table-cell table:style-name="ce7" office:value-type="string">
            <text:p>P0</text:p>
          </table:table-cell>
          <table:table-cell table:style-name="ce7" office:value-type="float" office:value="2">
            <text:p>2</text:p>
          </table:table-cell>
          <table:table-cell table:style-name="ce7" office:value-type="float" office:value="0.7">
            <text:p>0.7</text:p>
          </table:table-cell>
          <table:table-cell table:style-name="ce7" office:value-type="string">
            <text:p>Partial</text:p>
          </table:table-cell>
          <table:table-cell table:style-name="ce7" office:value-type="string">
            <text:p>The SKU creation screen is not responding to the JS changes – P3</text:p>
          </table:table-cell>
          <table:table-cell table:number-columns-repeated="1016"/>
        </table:table-row>
        <table:table-row table:style-name="ro18">
          <table:table-cell table:style-name="ce4" office:value-type="float" office:value="2">
            <text:p>2</text:p>
          </table:table-cell>
          <table:table-cell table:style-name="ce4" office:value-type="string">
            <text:p>Generic</text:p>
          </table:table-cell>
          <table:table-cell table:style-name="ce4" office:value-type="string">
            <text:p>Display the mandatory field indicator</text:p>
          </table:table-cell>
          <table:table-cell table:style-name="ce7" office:value-type="string">
            <text:p>P0</text:p>
          </table:table-cell>
          <table:table-cell table:style-name="ce7" office:value-type="float" office:value="3">
            <text:p>3</text:p>
          </table:table-cell>
          <table:table-cell table:style-name="ce7" office:value-type="float" office:value="0.7">
            <text:p>0.7</text:p>
          </table:table-cell>
          <table:table-cell table:style-name="ce7" office:value-type="string">
            <text:p>Partial</text:p>
          </table:table-cell>
          <table:table-cell table:style-name="ce7" office:value-type="string">
            <text:p>The Style/SKU screen validations are needed – P3</text:p>
          </table:table-cell>
          <table:table-cell table:number-columns-repeated="1016"/>
        </table:table-row>
        <table:table-row table:style-name="ro17">
          <table:table-cell table:style-name="ce5" office:value-type="float" office:value="3">
            <text:p>3</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style-name="ce6" office:value-type="float" office:value="2">
            <text:p>2</text:p>
          </table:table-cell>
          <table:table-cell table:style-name="ce6"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17">
          <table:table-cell table:style-name="ce5" office:value-type="float" office:value="4">
            <text:p>4</text:p>
          </table:table-cell>
          <table:table-cell table:style-name="ce6" office:value-type="string">
            <text:p>Store Open</text:p>
          </table:table-cell>
          <table:table-cell table:style-name="ce6" office:value-type="string">
            <text:p>The Tender count are not saving the summed media count and total amounts</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4"/>
          <table:table-cell table:style-name="Default" table:number-columns-repeated="3"/>
          <table:table-cell table:number-columns-repeated="1010"/>
        </table:table-row>
        <table:table-row table:style-name="ro17">
          <table:table-cell table:style-name="ce5" office:value-type="float" office:value="5">
            <text:p>5</text:p>
          </table:table-cell>
          <table:table-cell table:style-name="ce6" office:value-type="string">
            <text:p>Register Open</text:p>
          </table:table-cell>
          <table:table-cell table:style-name="ce6" office:value-type="string">
            <text:p>The Tender count are not saving the summed media count and total amounts</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4"/>
          <table:table-cell table:style-name="ce13" office:value-type="string">
            <text:p>Priority</text:p>
          </table:table-cell>
          <table:table-cell table:style-name="ce17"/>
          <table:table-cell table:style-name="Default"/>
          <table:table-cell table:number-columns-repeated="1010"/>
        </table:table-row>
        <table:table-row table:style-name="ro19">
          <table:table-cell table:style-name="ce5" office:value-type="float" office:value="6">
            <text:p>6</text:p>
          </table:table-cell>
          <table:table-cell table:style-name="ce6" office:value-type="string">
            <text:p>Register Open</text:p>
          </table:table-cell>
          <table:table-cell table:style-name="ce6" office:value-type="string">
            <text:p>Do not select anything on Register Open screen, the exception occurs while coming back to the page, the location list is not present</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4"/>
          <table:table-cell table:style-name="ce14" office:value-type="string">
            <text:p>P0</text:p>
          </table:table-cell>
          <table:table-cell table:style-name="ce21" office:value-type="float" office:value="2">
            <text:p>2</text:p>
          </table:table-cell>
          <table:table-cell table:style-name="Default"/>
          <table:table-cell table:number-columns-repeated="1010"/>
        </table:table-row>
        <table:table-row table:style-name="ro19">
          <table:table-cell table:style-name="ce12" office:value-type="float" office:value="7">
            <text:p>7</text:p>
          </table:table-cell>
          <table:table-cell office:value-type="string">
            <text:p>Edit Price Event</text:p>
          </table:table-cell>
          <table:table-cell office:value-type="string">
            <text:p>The header caption and the price event disappears when there is error in form validation, the code is losing track of the action type.</text:p>
          </table:table-cell>
          <table:table-cell office:value-type="string">
            <text:p>P1</text:p>
          </table:table-cell>
          <table:table-cell office:value-type="float" office:value="0.5">
            <text:p>0.5</text:p>
          </table:table-cell>
          <table:table-cell table:number-columns-repeated="6"/>
          <table:table-cell table:style-name="ce15" office:value-type="string">
            <text:p>P1</text:p>
          </table:table-cell>
          <table:table-cell table:style-name="ce22" office:value-type="float" office:value="7">
            <text:p>7</text:p>
          </table:table-cell>
          <table:table-cell table:style-name="Default"/>
          <table:table-cell table:number-columns-repeated="1010"/>
        </table:table-row>
        <table:table-row table:style-name="ro19">
          <table:table-cell table:style-name="ce12" office:value-type="float" office:value="8">
            <text:p>8</text:p>
          </table:table-cell>
          <table:table-cell office:value-type="string">
            <text:p>Add Expense</text:p>
          </table:table-cell>
          <table:table-cell office:value-type="string">
            <text:p>The tender options are dependent on the location, it should not be dependent on location ? The tender option disappears in short time</text:p>
          </table:table-cell>
          <table:table-cell office:value-type="string">
            <text:p>P1</text:p>
          </table:table-cell>
          <table:table-cell office:value-type="float" office:value="0.25">
            <text:p>0.25</text:p>
          </table:table-cell>
          <table:table-cell table:number-columns-repeated="6"/>
          <table:table-cell table:style-name="ce15" office:value-type="string">
            <text:p>P1.2</text:p>
          </table:table-cell>
          <table:table-cell table:style-name="ce22" office:value-type="float" office:value="2">
            <text:p>2</text:p>
          </table:table-cell>
          <table:table-cell table:style-name="Default"/>
          <table:table-cell table:number-columns-repeated="1010"/>
        </table:table-row>
        <table:table-row table:style-name="ro20">
          <table:table-cell table:style-name="ce12" office:value-type="float" office:value="9">
            <text:p>9</text:p>
          </table:table-cell>
          <table:table-cell office:value-type="string">
            <text:p>Generic</text:p>
          </table:table-cell>
          <table:table-cell office:value-type="string">
            <text:p>Auto complete changing the text value but not selecting the options, does not change the hidden value</text:p>
            <text:p>This will cause issues while saving the transaction data in backend</text:p>
          </table:table-cell>
          <table:table-cell office:value-type="string">
            <text:p>P1</text:p>
          </table:table-cell>
          <table:table-cell office:value-type="float" office:value="0.5">
            <text:p>0.5</text:p>
          </table:table-cell>
          <table:table-cell table:number-columns-repeated="6"/>
          <table:table-cell table:style-name="ce15" office:value-type="string">
            <text:p>P2</text:p>
          </table:table-cell>
          <table:table-cell table:style-name="ce22" office:value-type="float" office:value="31">
            <text:p>31</text:p>
          </table:table-cell>
          <table:table-cell table:style-name="Default"/>
          <table:table-cell table:number-columns-repeated="1010"/>
        </table:table-row>
        <table:table-row table:style-name="ro17">
          <table:table-cell table:style-name="ce12" office:value-type="float" office:value="10">
            <text:p>10</text:p>
          </table:table-cell>
          <table:table-cell office:value-type="string">
            <text:p>Sale Screen – Item</text:p>
          </table:table-cell>
          <table:table-cell office:value-type="string">
            <text:p>Show the default image for item if the image is not present for any sku</text:p>
          </table:table-cell>
          <table:table-cell office:value-type="string">
            <text:p>P1</text:p>
          </table:table-cell>
          <table:table-cell office:value-type="float" office:value="0.25">
            <text:p>0.25</text:p>
          </table:table-cell>
          <table:table-cell table:number-columns-repeated="6"/>
          <table:table-cell table:style-name="ce15" office:value-type="string">
            <text:p>P3</text:p>
          </table:table-cell>
          <table:table-cell table:style-name="ce23" office:value-type="float" office:value="47">
            <text:p>47</text:p>
          </table:table-cell>
          <table:table-cell table:style-name="Default"/>
          <table:table-cell table:number-columns-repeated="1010"/>
        </table:table-row>
        <table:table-row table:style-name="ro20">
          <table:table-cell table:style-name="ce12" office:value-type="float" office:value="11">
            <text:p>11</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6"/>
          <table:table-cell table:style-name="ce16" office:value-type="string">
            <text:p>Total Result</text:p>
          </table:table-cell>
          <table:table-cell table:style-name="ce24" office:value-type="float" office:value="89">
            <text:p>89</text:p>
          </table:table-cell>
          <table:table-cell table:style-name="Default"/>
          <table:table-cell table:number-columns-repeated="1010"/>
        </table:table-row>
        <table:table-row table:style-name="ro18">
          <table:table-cell table:style-name="ce12" office:value-type="float" office:value="12">
            <text:p>12</text:p>
          </table:table-cell>
          <table:table-cell office:value-type="string">
            <text:p>Add Price Event</text:p>
          </table:table-cell>
          <table:table-cell office:value-type="string">
            <text:p>How to reset a clearance price event</text:p>
          </table:table-cell>
          <table:table-cell office:value-type="string">
            <text:p>P1.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13">
            <text:p>13</text:p>
          </table:table-cell>
          <table:table-cell office:value-type="string">
            <text:p>Register Open Screen</text:p>
          </table:table-cell>
          <table:table-cell office:value-type="string">
            <text:p>The amounts are not subtracted from store repository when added to register tills</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14">
            <text:p>14</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15">
            <text:p>15</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9">
          <table:table-cell table:style-name="ce12" office:value-type="float" office:value="16">
            <text:p>16</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17">
            <text:p>17</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19">
          <table:table-cell table:style-name="ce12" office:value-type="float" office:value="18">
            <text:p>18</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19">
            <text:p>19</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20">
            <text:p>20</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21">
            <text:p>21</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22">
            <text:p>22</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20">
          <table:table-cell table:style-name="ce12" office:value-type="float" office:value="23">
            <text:p>23</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24">
            <text:p>24</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25">
            <text:p>25</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26">
            <text:p>26</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27">
            <text:p>27</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28">
            <text:p>28</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29">
            <text:p>29</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0">
          <table:table-cell table:style-name="ce12" office:value-type="float" office:value="30">
            <text:p>30</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1">
          <table:table-cell table:style-name="ce12" office:value-type="float" office:value="31">
            <text:p>31</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2">
          <table:table-cell table:style-name="ce12" office:value-type="float" office:value="32">
            <text:p>32</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33">
            <text:p>33</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0">
          <table:table-cell table:style-name="ce12" office:value-type="float" office:value="34">
            <text:p>34</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35">
            <text:p>35</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36">
            <text:p>36</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37">
            <text:p>37</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38">
            <text:p>38</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20">
          <table:table-cell table:style-name="ce12" office:value-type="float" office:value="39">
            <text:p>39</text:p>
          </table:table-cell>
          <table:table-cell office:value-type="string">
            <text:p>Store Open</text:p>
          </table:table-cell>
          <table:table-cell office:value-type="string">
            <text:p>New Store Open Scenario, if the values for controls are not given and next is pressed, the control area is hidden when the screen is displayed again. However, the earlier selected store is selected as need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40">
            <text:p>40</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41">
            <text:p>41</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42">
            <text:p>42</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2">
          <table:table-cell table:style-name="ce12" office:value-type="float" office:value="43">
            <text:p>43</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20">
          <table:table-cell table:style-name="ce12" office:value-type="float" office:value="44">
            <text:p>44</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0">
          <table:table-cell table:style-name="ce12" office:value-type="float" office:value="45">
            <text:p>45</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46">
            <text:p>46</text:p>
          </table:table-cell>
          <table:table-cell office:value-type="string">
            <text:p>Register Open Screen</text:p>
          </table:table-cell>
          <table:table-cell office:value-type="string">
            <text:p>The Denominations are not by default selected based on the amounts entered during store op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9">
          <table:table-cell table:style-name="ce12" office:value-type="float" office:value="47">
            <text:p>47</text:p>
          </table:table-cell>
          <table:table-cell office:value-type="string">
            <text:p>Register Open Screen</text:p>
          </table:table-cell>
          <table:table-cell office:value-type="string">
            <text:p>If there is only one register which has already been opened, then proceed for next screen which can be sell item screen or the user dashboard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48">
            <text:p>48</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49">
            <text:p>49</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50">
            <text:p>50</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51">
            <text:p>51</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52">
            <text:p>52</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53">
            <text:p>53</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54">
            <text:p>54</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20">
          <table:table-cell table:style-name="ce12" office:value-type="float" office:value="55">
            <text:p>55</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56">
            <text:p>56</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9">
          <table:table-cell table:style-name="ce12" office:value-type="float" office:value="57">
            <text:p>57</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58">
            <text:p>58</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23">
          <table:table-cell table:style-name="ce12" office:value-type="float" office:value="59">
            <text:p>59</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60">
            <text:p>60</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17">
          <table:table-cell table:style-name="ce12" office:value-type="float" office:value="61">
            <text:p>61</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62">
            <text:p>62</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18">
          <table:table-cell table:style-name="ce12" office:value-type="float" office:value="63">
            <text:p>63</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7">
          <table:table-cell table:style-name="ce12" office:value-type="float" office:value="64">
            <text:p>64</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7">
          <table:table-cell table:style-name="ce12" office:value-type="float" office:value="65">
            <text:p>65</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18">
          <table:table-cell table:style-name="ce12" office:value-type="float" office:value="66">
            <text:p>66</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7">
          <table:table-cell table:style-name="ce12" office:value-type="float" office:value="67">
            <text:p>67</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7">
          <table:table-cell table:style-name="ce12" office:value-type="float" office:value="68">
            <text:p>68</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18">
          <table:table-cell table:style-name="ce12" office:value-type="float" office:value="69">
            <text:p>69</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7">
          <table:table-cell table:style-name="ce12" office:value-type="float" office:value="70">
            <text:p>70</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17">
          <table:table-cell table:style-name="ce12" office:value-type="float" office:value="71">
            <text:p>71</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7">
          <table:table-cell table:style-name="ce12" office:value-type="float" office:value="72">
            <text:p>72</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7">
          <table:table-cell table:style-name="ce12" office:value-type="float" office:value="73">
            <text:p>73</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7">
          <table:table-cell table:style-name="ce12" office:value-type="float" office:value="74">
            <text:p>74</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7">
          <table:table-cell table:style-name="ce12" office:value-type="float" office:value="75">
            <text:p>75</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18">
          <table:table-cell table:style-name="ce12" office:value-type="float" office:value="76">
            <text:p>76</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18">
          <table:table-cell table:style-name="ce12" office:value-type="float" office:value="77">
            <text:p>77</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17">
          <table:table-cell table:style-name="ce12" office:value-type="float" office:value="78">
            <text:p>78</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7">
          <table:table-cell table:style-name="ce12" office:value-type="float" office:value="79">
            <text:p>79</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18">
          <table:table-cell table:style-name="ce12" office:value-type="float" office:value="80">
            <text:p>80</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19">
          <table:table-cell table:style-name="ce12" office:value-type="float" office:value="81">
            <text:p>81</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17">
          <table:table-cell table:style-name="ce12" office:value-type="float" office:value="82">
            <text:p>82</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18">
          <table:table-cell table:style-name="ce12" office:value-type="float" office:value="83">
            <text:p>83</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24">
          <table:table-cell table:style-name="ce12" office:value-type="float" office:value="84">
            <text:p>84</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22">
          <table:table-cell table:style-name="ce12" office:value-type="float" office:value="85">
            <text:p>85</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25">
          <table:table-cell table:style-name="ce12" office:value-type="float" office:value="86">
            <text:p>86</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7">
          <table:table-cell table:style-name="ce12" office:value-type="float" office:value="87">
            <text:p>87</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18">
          <table:table-cell table:style-name="ce12" office:value-type="float" office:value="88">
            <text:p>88</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7">
          <table:table-cell table:style-name="ce12" office:value-type="float" office:value="89">
            <text:p>89</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7" table:number-rows-repeated="1048484">
          <table:table-cell table:number-columns-repeated="1024"/>
        </table:table-row>
        <table:table-row table:style-name="ro17">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89" table:display-filter-buttons="true">
          <table:sort>
            <table:sort-by table:field-number="3" table:data-type="automatic"/>
          </table:sort>
        </table:database-range>
        <table:database-range table:target-range-address="issues.A2:issues.H91">
          <table:sort>
            <table:sort-by table:field-number="3" table:data-type="automatic"/>
          </table:sort>
        </table:database-range>
      </table:database-ranges>
      <table:data-pilot-tables>
        <table:data-pilot-table table:name="Pivot1" table:application-data="" table:target-range-address="issues.L5:issues.M13" table:buttons="issues.L5 issues.L7">
          <table:source-cell-range table:cell-range-address="issues.A2:issues.H91"/>
          <table:data-pilot-field table:source-field-name="Priority" table:orientation="row" table:used-hierarchy="0" table:function="auto">
            <table:data-pilot-level table:show-empty="false">
              <table:data-pilot-members>
                <table:data-pilot-member table:name="P0" table:display="true" table:show-details="true"/>
                <table:data-pilot-member table:name="P1" table:display="true" table:show-details="true"/>
                <table:data-pilot-member table:name="P1.2" table:display="true" table:show-details="true"/>
                <table:data-pilot-member table:name="P2" table:display="true" table:show-details="true"/>
                <table:data-pilot-member table:name="P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Auto complete changing the text value but not selecting the options, does not change the hidden value&#10;This will cause issues while saving the transaction data in backend" table:display="true" table:show-details="true"/>
                <table:data-pilot-member table:name="Choose Txn type Sales/Return/Exchange"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Do not select anything on Register Open screen, the exception occurs while coming back to the page, the location list is not present"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How to reset a clearance price event"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f there is only one register which has already been opened, then proceed for next screen which can be sell item screen or the user dashboard screen" table:display="true" table:show-details="true"/>
                <table:data-pilot-member table:name="Item not found message should be displayed if there is no item found" table:display="true" table:show-details="true"/>
                <table:data-pilot-member table:name="New Store Open Scenario, if the values for controls are not given and next is pressed, the control area is hidden when the screen is displayed again. However, the earlier selected store is selected as neede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e default image for item if the image is not present for any sku"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amounts are not subtracted from store repository when added to register tills"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Denominations are not by default selected based on the amounts entered during store open"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eader caption and the price event disappears when there is error in form validation, the code is losing track of the action type."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count are not saving the summed media count and total amounts" table:display="true" table:show-details="true"/>
                <table:data-pilot-member table:name="The tender options are dependent on the location, it should not be dependent on location ? The tender option disappears in short time"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5/15/2018</text:date>, <text:time>23:23: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15T23:23:55.71</dc:date>
    <dc:creator>Amit Punj</dc:creator>
    <meta:editing-duration>P2DT20H25M20S</meta:editing-duration>
    <meta:editing-cycles>237</meta:editing-cycles>
    <meta:generator>OpenOffice/4.1.3$Win32 OpenOffice.org_project/413m1$Build-9783</meta:generator>
    <meta:document-statistic meta:table-count="13" meta:cell-count="1781" meta:object-count="2"/>
  </office:meta>
</office:document-meta>
</file>

<file path=Object 1/content.xml><?xml version="1.0" encoding="utf-8"?>
<math xmlns="http://www.w3.org/1998/Math/MathML"/>
</file>

<file path=Object 2/content.xml><?xml version="1.0" encoding="utf-8"?>
<math xmlns="http://www.w3.org/1998/Math/MathML"/>
</file>